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 style:data-style-name="N2" text:time-value="18:39:42.41169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6-03-10T18:00:54.417304092</meta:creation-date>
    <dc:date>2016-03-10T18:40:25.093214814</dc:date>
    <dc:creator>Jan Holesovsky</dc:creator>
    <meta:editing-duration>PT1M35S</meta:editing-duration>
    <meta:editing-cycles>2</meta:editing-cycles>
    <meta:generator>Collabora_Office/5.0.10.26$Linux_X86_64 LibreOffice_project/55a81745de7470d4e42b7af87349a055cd5ef393</meta:generator>
    <meta:document-statistic meta:table-count="1" meta:cell-count="9" meta:object-count="0"/>
  </office:meta>
</office:document-meta>
</file>